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officeooo:paragraph-rsid="000e4f4c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0f76d2"/>
    </style:style>
    <style:style style:name="P4" style:family="paragraph" style:parent-style-name="Preformatted_20_Text">
      <style:paragraph-properties fo:margin-top="0cm" fo:margin-bottom="0.499cm" loext:contextual-spacing="false" fo:text-align="start" style:justify-single-word="false" style:writing-mode="lr-tb"/>
      <style:text-properties fo:language="ca" fo:country="ES"/>
    </style:style>
    <style:style style:name="P5" style:family="paragraph" style:parent-style-name="Preformatted_20_Text">
      <style:paragraph-properties fo:text-align="start" style:justify-single-word="false" style:writing-mode="lr-tb"/>
      <style:text-properties fo:language="ca" fo:country="ES"/>
    </style:style>
    <style:style style:name="P6" style:family="paragraph" style:parent-style-name="Preformatted_20_Text">
      <style:paragraph-properties fo:text-align="start" style:justify-single-word="false" style:writing-mode="lr-tb"/>
    </style:style>
    <style:style style:name="P7" style:family="paragraph" style:parent-style-name="Standard">
      <style:text-properties officeooo:paragraph-rsid="000da1cd"/>
    </style:style>
    <style:style style:name="P8" style:family="paragraph" style:parent-style-name="Standard">
      <style:text-properties officeooo:rsid="00126cd5" officeooo:paragraph-rsid="00126cd5"/>
    </style:style>
    <style:style style:name="P9" style:family="paragraph" style:parent-style-name="Standard">
      <style:text-properties officeooo:rsid="0013b560" officeooo:paragraph-rsid="0013b560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Text_20_body">
      <style:text-properties officeooo:rsid="000e4f4c"/>
    </style:style>
    <style:style style:name="T1" style:family="text">
      <style:text-properties fo:color="#000080"/>
    </style:style>
    <style:style style:name="T2" style:family="text">
      <style:text-properties fo:color="#000080" fo:font-size="15pt" style:font-size-asian="15pt" style:font-size-complex="15pt"/>
    </style:style>
    <style:style style:name="T3" style:family="text">
      <style:text-properties officeooo:rsid="000e4f4c"/>
    </style:style>
    <style:style style:name="T4" style:family="text">
      <style:text-properties officeooo:rsid="000f76d2"/>
    </style:style>
    <style:style style:name="T5" style:family="text">
      <style:text-properties fo:font-weight="bold" officeooo:rsid="000e4f4c" style:font-weight-asian="bold" style:font-weight-complex="bold"/>
    </style:style>
    <style:style style:name="T6" style:family="text">
      <style:text-properties fo:font-weight="bold" officeooo:rsid="001114e6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f76d2" style:font-weight-asian="normal" style:font-weight-complex="normal"/>
    </style:style>
    <style:style style:name="T9" style:family="text">
      <style:text-properties officeooo:rsid="001114e6"/>
    </style:style>
    <style:style style:name="T10" style:family="text">
      <style:text-properties officeooo:rsid="0013b560"/>
    </style:style>
    <style:style style:name="T11" style:family="text">
      <style:text-properties fo:language="ca" fo:country="E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2">El sistema operatiu</text:span></text:span></text:p>
      <text:p text:style-name="Text_20_body"><text:span text:style-name="Strong_20_Emphasis"><text:span text:style-name="T1">PART I</text:span></text:span></text:p>
      <text:p text:style-name="P11">Escriu l’evolució històrica dels Sistemes Operatius:</text:p>
      <text:p text:style-name="P8">Va sorgir en la dècada dels 40, en la 2na guerra mundial, es programava directament amb el hardware. </text:p>
      <text:p text:style-name="P8">Després en la decada dels 50 l’any anomenat IBM 704 que executava un programa cuant un acavava.</text:p>
      <text:p text:style-name="P8">E<text:span text:style-name="T10">n</text:span> els anys 60 apareixen el concepte de multitasca, sistema multiusuari, sistema multiprossesacor i temps real. Alhora apareix el UNIX.</text:p>
      <text:p text:style-name="P9">Als anys 70 existeixen els ordinadors personals fent que apareixi el llenguatge C per el UNIX.</text:p>
      <text:p text:style-name="P9"/>
      <text:p text:style-name="P9">EN els anys 80 es van facilitar el llenguatge, així creant els sistemes MacOS, MS-DOS i Windows </text:p>
      <text:p text:style-name="P9"><text:span text:style-name="T11"/></text:p>
      <text:p text:style-name="P9"><text:span text:style-name="T11">En la decada dels 90 apareix linux, basat del UNIX en el 1991</text:span></text:p>
      <text:p text:style-name="P7"><text:span text:style-name="Strong_20_Emphasis"><text:span text:style-name="T1"/></text:span></text:p>
      <text:p text:style-name="Text_20_body"><text:span text:style-name="Strong_20_Emphasis"><text:span text:style-name="T1">PART II</text:span></text:span></text:p>
      <text:p text:style-name="Text_20_body">Elaborar una classificació dels sistemes operatius atenent a :</text:p>
      <text:p text:style-name="P1">- usuaris</text:p>
      <text:p text:style-name="P1">- inetractivitat</text:p>
      <text:p text:style-name="P1">-processadors</text:p>
      <text:p text:style-name="P1">- etc.....</text:p>
      <text:p text:style-name="P2">Especificar un exemples de SO per a cadascún dels ítems anteriors, i quin tipus de llicència té.</text:p>
      <text:p text:style-name="P2"/>
      <text:p text:style-name="P2"><text:span text:style-name="T5">Windows 10: </text:span><text:span text:style-name="T3">Pensat per nivell usuari, </text:span><text:span text:style-name="T4">interactivitat gràfica, prossesador com a minim</text:span><text:span text:style-name="T8"> de </text:span><text:span text:style-name="T7">1GHz, </text:span><text:span text:style-name="T8">RAM 1Gb per x32 y 2Gb <text:s/>per x64.</text:span></text:p>
      <text:p text:style-name="P3"><text:span text:style-name="T5">Windows Server 2019: </text:span><text:span text:style-name="T3">Pensat per nivell </text:span><text:span text:style-name="T4">servidor,</text:span><text:span text:style-name="T3"> </text:span><text:span text:style-name="T4">interactivitat gràfica, processador a x64 a </text:span>1.4 GHz</text:p>
      <text:p text:style-name="P3"><text:span text:style-name="T5">Ubuntu 1.18: </text:span><text:span text:style-name="T3">Pensat per nivell usuari, </text:span><text:span text:style-name="T4">interactivitat gràfica, </text:span>Procesador x86 a 700 MHz, RAM de 512 Mb.</text:p>
      <text:p text:style-name="P2"><text:span text:style-name="T5">CentOS </text:span><text:span text:style-name="T6">6.5</text:span><text:span text:style-name="T5">: </text:span><text:span text:style-name="T9">Requisits mínims: </text:span>RAM: 64 MB, <text:span text:style-name="T9">d</text:span>isc <text:span text:style-name="T9">d</text:span>ur: 1024 MB. <text:span text:style-name="T9">Prossesador: i386 o x86-64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7:59:38.855205070</meta:creation-date>
    <dc:date>2020-10-06T12:52:56.856195489</dc:date>
    <meta:editing-duration>PT16M34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216" meta:character-count="1289" meta:non-whitespace-character-count="1090"/>
  </office:meta>
</office:document-meta>
</file>